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fo:margin-top="0cm" fo:margin-bottom="0.199cm" table:align="margins"/>
    </style:style>
    <style:style style:name="Tabulka3.A" style:family="table-column">
      <style:table-column-properties style:column-width="3.399cm" style:rel-column-width="13102*"/>
    </style:style>
    <style:style style:name="Tabulka3.B" style:family="table-column">
      <style:table-column-properties style:column-width="3.401cm" style:rel-column-width="13109*"/>
    </style:style>
    <style:style style:name="Tabulka3.E" style:family="table-column">
      <style:table-column-properties style:column-width="3.401cm" style:rel-column-width="13113*"/>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1" style:family="table">
      <style:table-properties style:width="17cm" fo:margin-left="0cm" fo:margin-top="0cm" fo:margin-bottom="0.199cm" table:align="left"/>
    </style:style>
    <style:style style:name="Tabulka1.A" style:family="table-column">
      <style:table-column-properties style:column-width="1.236cm"/>
    </style:style>
    <style:style style:name="Tabulka1.B" style:family="table-column">
      <style:table-column-properties style:column-width="1.238cm"/>
    </style:style>
    <style:style style:name="Tabulka1.I" style:family="table-column">
      <style:table-column-properties style:column-width="1.231cm"/>
    </style:style>
    <style:style style:name="Tabulka1.M" style:family="table-column">
      <style:table-column-properties style:column-width="2.15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2" style:family="table">
      <style:table-properties style:width="17cm" fo:margin-top="0cm" fo:margin-bottom="0.199cm" table:align="margins"/>
    </style:style>
    <style:style style:name="Tabulka2.A" style:family="table-column">
      <style:table-column-properties style:column-width="0.654cm" style:rel-column-width="2520*"/>
    </style:style>
    <style:style style:name="Tabulka2.Z" style:family="table-column">
      <style:table-column-properties style:column-width="0.658cm" style:rel-column-width="253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0pt" officeooo:paragraph-rsid="0005f443" style:font-size-asian="10pt" style:font-size-complex="10pt"/>
    </style:style>
    <style:style style:name="P2" style:family="paragraph" style:parent-style-name="Footer">
      <style:paragraph-properties fo:text-align="end" style:justify-single-word="false"/>
      <style:text-properties officeooo:rsid="0005f443" officeooo:paragraph-rsid="0005f443"/>
    </style:style>
    <style:style style:name="P3" style:family="paragraph" style:parent-style-name="Standard">
      <style:paragraph-properties fo:text-align="center" style:justify-single-word="false"/>
      <style:text-properties fo:font-size="14pt" officeooo:paragraph-rsid="000150aa" style:font-size-asian="14pt" style:font-size-complex="14pt"/>
    </style:style>
    <style:style style:name="P4"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variant="small-caps" fo:font-size="22pt" fo:font-style="italic" fo:font-weight="bold" officeooo:rsid="0006de66" officeooo:paragraph-rsid="0006de66" style:font-size-asian="22pt" style:font-style-asian="italic" style:font-weight-asian="bold" style:font-size-complex="22pt" style:font-style-complex="italic" style:font-weight-complex="bold"/>
    </style:style>
    <style:style style:name="P6" style:family="paragraph" style:parent-style-name="Standard">
      <style:paragraph-properties fo:text-align="center" style:justify-single-word="false"/>
      <style:text-properties fo:font-variant="small-caps" fo:font-size="14pt" officeooo:rsid="0006de66" officeooo:paragraph-rsid="0006de66" style:font-size-asian="14pt" style:font-size-complex="14pt"/>
    </style:style>
    <style:style style:name="P7" style:family="paragraph" style:parent-style-name="Standard">
      <style:paragraph-properties fo:line-height="115%"/>
      <style:text-properties officeooo:rsid="0044aeb9" officeooo:paragraph-rsid="00175a35"/>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0150aa"/>
    </style:style>
    <style:style style:name="P10" style:family="paragraph" style:parent-style-name="Text_20_body">
      <style:paragraph-properties fo:text-align="end" style:justify-single-word="false"/>
      <style:text-properties officeooo:paragraph-rsid="000150aa"/>
    </style:style>
    <style:style style:name="P11" style:family="paragraph" style:parent-style-name="Text_20_body">
      <style:paragraph-properties fo:text-align="end"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2" style:family="paragraph" style:parent-style-name="Text_20_body">
      <style:paragraph-properties fo:text-align="end"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13" style:family="paragraph" style:parent-style-name="Text_20_body">
      <style:paragraph-properties fo:text-align="start" style:justify-single-word="false"/>
      <style:text-properties officeooo:paragraph-rsid="000150aa"/>
    </style:style>
    <style:style style:name="P14"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15"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6" style:family="paragraph" style:parent-style-name="Text_20_body">
      <style:paragraph-properties fo:text-align="start"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17"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rsid="0005f443" officeooo:paragraph-rsid="0005f443"/>
    </style:style>
    <style:style style:name="P18"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6de66" officeooo:paragraph-rsid="0006de66"/>
    </style:style>
    <style:style style:name="P19"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5f443" officeooo:paragraph-rsid="0005f443"/>
    </style:style>
    <style:style style:name="P20" style:family="paragraph" style:parent-style-name="Text_20_body">
      <style:paragraph-properties fo:text-align="center" style:justify-single-word="false"/>
      <style:text-properties fo:font-size="13pt" fo:font-weight="bold" officeooo:rsid="000893ff" officeooo:paragraph-rsid="000893ff" style:font-size-asian="13pt" style:font-weight-asian="bold" style:font-size-complex="13pt" style:font-weight-complex="bold"/>
    </style:style>
    <style:style style:name="P21" style:family="paragraph" style:parent-style-name="Text_20_body">
      <style:text-properties fo:font-size="13pt" fo:font-style="italic" officeooo:paragraph-rsid="002d8b78" style:font-size-asian="13pt" style:font-style-asian="italic" style:font-size-complex="13pt" style:font-style-complex="italic"/>
    </style:style>
    <style:style style:name="P22" style:family="paragraph" style:parent-style-name="Text_20_body">
      <style:text-properties officeooo:paragraph-rsid="000a3d14"/>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text-properties fo:color="#000000"/>
    </style:style>
    <style:style style:name="P25" style:family="paragraph" style:parent-style-name="Text_20_body">
      <style:text-properties officeooo:paragraph-rsid="002d8b78"/>
    </style:style>
    <style:style style:name="P26"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27"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28" style:family="paragraph" style:parent-style-name="Text_20_body">
      <style:paragraph-properties fo:margin-top="0cm" fo:margin-bottom="0.1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29" style:family="paragraph" style:parent-style-name="Text_20_body">
      <style:paragraph-properties fo:margin-top="0cm" fo:margin-bottom="0.0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0" style:family="paragraph" style:parent-style-name="Text_20_body">
      <style:paragraph-properties fo:margin-top="0cm" fo:margin-bottom="0.0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31" style:family="paragraph" style:parent-style-name="Index" style:master-page-name="">
      <style:paragraph-properties style:page-number="auto" fo:break-before="auto" fo:break-after="auto"/>
    </style:style>
    <style:style style:name="P32" style:family="paragraph" style:parent-style-name="Contents_20_Heading" style:master-page-name="">
      <style:paragraph-properties style:page-number="auto" fo:break-before="auto" fo:break-after="auto"/>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loext:graphic-properties draw:fill="none"/>
      <style:paragraph-properties fo:margin-left="0cm" fo:margin-right="0cm" fo:line-height="115%" fo:text-indent="0cm" style:auto-text-indent="false" fo:background-color="transparent"/>
      <style:text-properties officeooo:rsid="003e67bf" officeooo:paragraph-rsid="00175a35"/>
    </style:style>
    <style:style style:name="P37" style:family="paragraph" style:parent-style-name="Table_20_Contents">
      <style:text-properties officeooo:rsid="0029b0a5" officeooo:paragraph-rsid="0029b0a5"/>
    </style:style>
    <style:style style:name="P38" style:family="paragraph" style:parent-style-name="Heading_20_1" style:list-style-name=""/>
    <style:style style:name="P39" style:family="paragraph" style:parent-style-name="Heading_20_1" style:list-style-name="">
      <style:text-properties officeooo:paragraph-rsid="000b44c2"/>
    </style:style>
    <style:style style:name="P40" style:family="paragraph" style:parent-style-name="Heading_20_1">
      <style:text-properties officeooo:paragraph-rsid="000893ff"/>
    </style:style>
    <style:style style:name="P41" style:family="paragraph" style:parent-style-name="Heading_20_1" style:master-page-name="Standard">
      <style:paragraph-properties style:page-number="auto" fo:break-before="page"/>
      <style:text-properties officeooo:paragraph-rsid="000b44c2"/>
    </style:style>
    <style:style style:name="P42" style:family="paragraph" style:parent-style-name="Heading_20_2">
      <style:text-properties officeooo:rsid="00175a35" officeooo:paragraph-rsid="00175a35"/>
    </style:style>
    <style:style style:name="P43" style:family="paragraph" style:parent-style-name="Heading_20_2">
      <style:text-properties officeooo:rsid="001b4c78" officeooo:paragraph-rsid="001b4c78"/>
    </style:style>
    <style:style style:name="P44" style:family="paragraph" style:parent-style-name="Heading_20_2">
      <style:text-properties officeooo:rsid="00106fbb" officeooo:paragraph-rsid="00106fbb"/>
    </style:style>
    <style:style style:name="P45" style:family="paragraph" style:parent-style-name="Heading_20_3">
      <style:text-properties officeooo:paragraph-rsid="00175a35"/>
    </style:style>
    <style:style style:name="P46" style:family="paragraph" style:parent-style-name="Heading_20_3">
      <style:paragraph-properties fo:line-height="115%"/>
      <style:text-properties officeooo:rsid="0044aeb9" officeooo:paragraph-rsid="001b4c78"/>
    </style:style>
    <style:style style:name="P47" style:family="paragraph" style:parent-style-name="Heading_20_3">
      <style:text-properties officeooo:paragraph-rsid="0032cc65"/>
    </style:style>
    <style:style style:name="P48" style:family="paragraph" style:parent-style-name="Standard" style:master-page-name="First_20_Page">
      <style:paragraph-properties fo:text-align="center" style:justify-single-word="false" style:page-number="auto"/>
      <style:text-properties fo:font-variant="small-caps" fo:font-size="14pt" officeooo:rsid="0006de66" officeooo:paragraph-rsid="0006de66" style:font-size-asian="14pt" style:font-size-complex="14pt"/>
    </style:style>
    <style:style style:name="P49" style:family="paragraph" style:parent-style-name="Text_20_body" style:master-page-name="Římské">
      <style:paragraph-properties fo:text-align="start" style:justify-single-word="false" style:page-number="1" fo:break-before="page"/>
      <style:text-properties officeooo:paragraph-rsid="000150aa"/>
    </style:style>
    <style:style style:name="P50" style:family="paragraph" style:parent-style-name="Text_20_body" style:list-style-name="L1"/>
    <style:style style:name="P51" style:family="paragraph" style:parent-style-name="Text_20_body">
      <style:text-properties officeooo:paragraph-rsid="0032cc65"/>
    </style:style>
    <style:style style:name="P52" style:family="paragraph" style:parent-style-name="Text_20_body">
      <style:paragraph-properties fo:line-height="115%"/>
    </style:style>
    <style:style style:name="P53" style:family="paragraph" style:parent-style-name="Text_20_body">
      <style:paragraph-properties fo:break-before="auto" fo:break-after="auto"/>
      <style:text-properties officeooo:paragraph-rsid="0032cc65"/>
    </style:style>
    <style:style style:name="T1" style:family="text">
      <style:text-properties officeooo:rsid="0006de66"/>
    </style:style>
    <style:style style:name="T2" style:family="text">
      <style:text-properties officeooo:rsid="00052f68"/>
    </style:style>
    <style:style style:name="T3" style:family="text">
      <style:text-properties fo:font-variant="small-caps" officeooo:rsid="000893ff"/>
    </style:style>
    <style:style style:name="T4" style:family="text">
      <style:text-properties fo:font-variant="normal" fo:text-transform="none"/>
    </style:style>
    <style:style style:name="T5" style:family="text">
      <style:text-properties fo:font-variant="normal" fo:text-transform="none" fo:color="#000000" style:font-name="Verdana" fo:font-size="11.25pt" fo:letter-spacing="normal" fo:font-style="normal" fo:font-weight="normal" officeooo:rsid="00250ed9"/>
    </style:style>
    <style:style style:name="T6"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7" style:family="text">
      <style:text-properties officeooo:rsid="001a7381"/>
    </style:style>
    <style:style style:name="T8" style:family="text">
      <style:text-properties style:font-name="Liberation Serif"/>
    </style:style>
    <style:style style:name="T9" style:family="text">
      <style:text-properties officeooo:rsid="00250ed9"/>
    </style:style>
    <style:style style:name="T10" style:family="text">
      <style:text-properties fo:color="#000000"/>
    </style:style>
    <style:style style:name="T11" style:family="text">
      <style:text-properties fo:color="#000000" style:font-name="Liberation Serif"/>
    </style:style>
    <style:style style:name="T12" style:family="text">
      <style:text-properties officeooo:rsid="00175a35"/>
    </style:style>
    <style:style style:name="T13" style:family="text">
      <style:text-properties officeooo:rsid="002ce4d9"/>
    </style:style>
    <style:style style:name="T14" style:family="text">
      <style:text-properties officeooo:rsid="002a9d08"/>
    </style:style>
    <style:style style:name="T15" style:family="text">
      <style:text-properties officeooo:rsid="002c241d"/>
    </style:style>
    <style:style style:name="T16" style:family="text">
      <style:text-properties officeooo:rsid="002b95dc"/>
    </style:style>
    <style:style style:name="T17" style:family="text">
      <style:text-properties officeooo:rsid="00370948"/>
    </style:style>
    <style:style style:name="T18" style:family="text">
      <style:text-properties officeooo:rsid="00360ccb"/>
    </style:style>
    <style:style style:name="T19" style:family="text">
      <style:text-properties officeooo:rsid="0042c958"/>
    </style:style>
    <style:style style:name="T20" style:family="text">
      <style:text-properties officeooo:rsid="00403f7b"/>
    </style:style>
    <style:style style:name="T21" style:family="text">
      <style:text-properties officeooo:rsid="003cf3ec"/>
    </style:style>
    <style:style style:name="T22" style:family="text">
      <style:text-properties officeooo:rsid="004be187"/>
    </style:style>
    <style:style style:name="T23" style:family="text">
      <style:text-properties officeooo:rsid="004c563e"/>
    </style:style>
    <style:style style:name="T24" style:family="text">
      <style:text-properties officeooo:rsid="0046c926"/>
    </style:style>
    <style:style style:name="T25" style:family="text">
      <style:text-properties officeooo:rsid="003d1187"/>
    </style:style>
    <style:style style:name="T26" style:family="text">
      <style:text-properties fo:color="#9cdcfe" style:font-name="Consolas" fo:font-size="10.5pt" fo:font-weight="normal" fo:background-color="#000000" loext:char-shading-value="0"/>
    </style:style>
    <style:style style:name="T27" style:family="text">
      <style:text-properties fo:color="#9cdcfe" style:font-name="Consolas" fo:font-size="10.5pt" fo:font-weight="normal" fo:background-color="#1e1e1e" loext:char-shading-value="0"/>
    </style:style>
    <style:style style:name="T28" style:family="text">
      <style:text-properties fo:color="#9cdcfe" style:font-name="Consolas" fo:font-size="10.5pt" fo:font-weight="normal" officeooo:rsid="003dd2bf" fo:background-color="#1e1e1e" loext:char-shading-value="0"/>
    </style:style>
    <style:style style:name="T29" style:family="text">
      <style:text-properties fo:color="#d4d4d4" style:font-name="Consolas" fo:font-size="10.5pt" fo:font-weight="normal" fo:background-color="#000000" loext:char-shading-value="0"/>
    </style:style>
    <style:style style:name="T30" style:family="text">
      <style:text-properties fo:color="#d4d4d4" style:font-name="Consolas" fo:font-size="10.5pt" fo:font-weight="normal" fo:background-color="#1e1e1e" loext:char-shading-value="0"/>
    </style:style>
    <style:style style:name="T31" style:family="text">
      <style:text-properties fo:color="#dcdcaa" style:font-name="Consolas" fo:font-size="10.5pt" fo:font-weight="normal" fo:background-color="#000000" loext:char-shading-value="0"/>
    </style:style>
    <style:style style:name="T32" style:family="text">
      <style:text-properties fo:color="#dcdcaa" style:font-name="Consolas" fo:font-size="10.5pt" fo:font-weight="normal" fo:background-color="#1e1e1e" loext:char-shading-value="0"/>
    </style:style>
    <style:style style:name="T33" style:family="text">
      <style:text-properties fo:color="#ce9178" style:font-name="Consolas" fo:font-size="10.5pt" fo:font-weight="normal" fo:background-color="#000000" loext:char-shading-value="0"/>
    </style:style>
    <style:style style:name="T34" style:family="text">
      <style:text-properties fo:color="#ce9178" style:font-name="Consolas" fo:font-size="10.5pt" fo:font-weight="normal" officeooo:rsid="003dd2bf" fo:background-color="#000000" loext:char-shading-value="0"/>
    </style:style>
    <style:style style:name="T35" style:family="text">
      <style:text-properties fo:color="#ce9178" style:font-name="Consolas" fo:font-size="10.5pt" fo:font-weight="normal" fo:background-color="#1e1e1e" loext:char-shading-value="0"/>
    </style:style>
    <style:style style:name="T36" style:family="text">
      <style:text-properties fo:color="#ce9178" style:font-name="Consolas" fo:font-size="10.5pt" fo:font-weight="normal" officeooo:rsid="003dd2bf" fo:background-color="#1e1e1e" loext:char-shading-value="0"/>
    </style:style>
    <style:style style:name="T37" style:family="text">
      <style:text-properties officeooo:rsid="003dd2bf"/>
    </style:style>
    <style:style style:name="T38" style:family="text">
      <style:text-properties officeooo:rsid="00591846"/>
    </style:style>
    <style:style style:name="T39" style:family="text">
      <style:text-properties officeooo:rsid="0056d999"/>
    </style:style>
    <style:style style:name="T40" style:family="text">
      <style:text-properties officeooo:rsid="00612568"/>
    </style:style>
    <style:style style:name="T41" style:family="text">
      <style:text-properties officeooo:rsid="0027136e"/>
    </style:style>
    <style:style style:name="T42" style:family="text">
      <style:text-properties officeooo:rsid="006841b7"/>
    </style:style>
    <style:style style:name="T43" style:family="text">
      <style:text-properties officeooo:rsid="0068cbd9"/>
    </style:style>
    <style:style style:name="T44" style:family="text">
      <style:text-properties officeooo:rsid="002c11b9"/>
    </style:style>
    <style:style style:name="T45" style:family="text">
      <style:text-properties officeooo:rsid="002d8b78"/>
    </style:style>
    <style:style style:name="T46" style:family="text">
      <style:text-properties officeooo:rsid="00746e47"/>
    </style:style>
    <style:style style:name="T47" style:family="text">
      <style:text-properties officeooo:rsid="006bc4c9"/>
    </style:style>
    <style:style style:name="T48" style:family="text">
      <style:text-properties officeooo:rsid="0082f40f"/>
    </style:style>
    <style:style style:name="T49" style:family="text">
      <style:text-properties officeooo:rsid="00674247"/>
    </style:style>
    <style:style style:name="T50" style:family="text">
      <style:text-properties officeooo:rsid="0082659c"/>
    </style:style>
    <style:style style:name="T51" style:family="text">
      <style:text-properties officeooo:rsid="0081986a"/>
    </style:style>
    <style:style style:name="T52" style:family="text">
      <style:text-properties fo:color="#268bd2"/>
    </style:style>
    <style:style style:name="T53" style:family="text">
      <style:text-properties fo:color="#268bd2" style:font-name="Consolas" fo:font-size="10.5pt" fo:font-weight="normal"/>
    </style:style>
    <style:style style:name="T54" style:family="text">
      <style:text-properties fo:color="#268bd2" style:font-name="Consolas" fo:font-size="10.5pt" fo:font-weight="normal" officeooo:rsid="0082659c"/>
    </style:style>
    <style:style style:name="T55" style:family="text">
      <style:text-properties fo:color="#268bd2" style:font-name="Consolas" fo:font-size="10.5pt" fo:font-weight="normal" fo:background-color="#ffffff" loext:char-shading-value="0"/>
    </style:style>
    <style:style style:name="T56" style:family="text">
      <style:text-properties fo:color="#268bd2" style:font-name="Consolas" fo:font-size="10.5pt" fo:font-weight="normal" officeooo:rsid="0082659c" fo:background-color="#ffffff" loext:char-shading-value="0"/>
    </style:style>
    <style:style style:name="T57" style:family="text">
      <style:text-properties fo:color="#268bd2" style:font-name="Consolas" fo:font-size="10.5pt" fo:font-weight="normal" officeooo:rsid="0082f40f"/>
    </style:style>
    <style:style style:name="T58" style:family="text">
      <style:text-properties fo:color="#268bd2" style:font-name="Consolas" fo:font-size="10.5pt" fo:font-weight="normal" officeooo:rsid="0084d994"/>
    </style:style>
    <style:style style:name="T59" style:family="text">
      <style:text-properties fo:color="#268bd2" style:font-name="Consolas" fo:font-size="10.5pt" fo:font-weight="normal" officeooo:rsid="0080b4ef"/>
    </style:style>
    <style:style style:name="T60" style:family="text">
      <style:text-properties fo:color="#268bd2" style:font-name="Consolas" fo:font-size="10.5pt" fo:font-weight="normal" officeooo:rsid="007baf62"/>
    </style:style>
    <style:style style:name="T61" style:family="text">
      <style:text-properties fo:color="#268bd2" style:font-name="Consolas" fo:font-size="10.5pt" fo:font-weight="normal" officeooo:rsid="007f44a1"/>
    </style:style>
    <style:style style:name="T62" style:family="text">
      <style:text-properties fo:color="#268bd2" style:font-name="Consolas" fo:font-size="10.5pt" fo:font-weight="normal" officeooo:rsid="007fbce4"/>
    </style:style>
    <style:style style:name="T63" style:family="text">
      <style:text-properties fo:color="#268bd2" style:font-name="Consolas" fo:font-size="10.5pt" fo:font-weight="normal" officeooo:rsid="0081986a"/>
    </style:style>
    <style:style style:name="T64" style:family="text">
      <style:text-properties fo:color="#268bd2" officeooo:rsid="0082f40f"/>
    </style:style>
    <style:style style:name="T65" style:family="text">
      <style:text-properties fo:color="#268bd2" officeooo:rsid="0079897c"/>
    </style:style>
    <style:style style:name="T66" style:family="text">
      <style:text-properties fo:color="#268bd2" officeooo:rsid="007baf62"/>
    </style:style>
    <style:style style:name="T67" style:family="text">
      <style:text-properties fo:color="#333333" style:font-name="Consolas" fo:font-size="10.5pt" fo:font-weight="normal"/>
    </style:style>
    <style:style style:name="T68" style:family="text">
      <style:text-properties fo:color="#333333" style:font-name="Consolas" fo:font-size="10.5pt" fo:font-weight="normal" fo:background-color="#ffffff" loext:char-shading-value="0"/>
    </style:style>
    <style:style style:name="T69" style:family="text">
      <style:text-properties fo:color="#2aa198"/>
    </style:style>
    <style:style style:name="T70" style:family="text">
      <style:text-properties fo:color="#2aa198" style:font-name="Consolas" fo:font-size="10.5pt" fo:font-weight="normal"/>
    </style:style>
    <style:style style:name="T71" style:family="text">
      <style:text-properties fo:color="#2aa198" style:font-name="Consolas" fo:font-size="10.5pt" fo:font-weight="normal" fo:background-color="#ffffff" loext:char-shading-value="0"/>
    </style:style>
    <style:style style:name="T72" style:family="text">
      <style:text-properties fo:color="#2aa198" style:font-name="Consolas" fo:font-size="10.5pt" fo:font-weight="normal" officeooo:rsid="007fbce4"/>
    </style:style>
    <style:style style:name="T73" style:family="text">
      <style:text-properties fo:color="#2aa198" officeooo:rsid="00780acc"/>
    </style:style>
    <style:style style:name="T74" style:family="text">
      <style:text-properties fo:color="#2aa198" officeooo:rsid="007baf62"/>
    </style:style>
    <style:style style:name="T75" style:family="text">
      <style:text-properties fo:color="#859900"/>
    </style:style>
    <style:style style:name="T76" style:family="text">
      <style:text-properties fo:color="#859900" style:font-name="Consolas" fo:font-size="10.5pt" fo:font-weight="normal"/>
    </style:style>
    <style:style style:name="T77" style:family="text">
      <style:text-properties fo:color="#859900" style:font-name="Consolas" fo:font-size="10.5pt" fo:font-weight="normal" fo:background-color="#ffffff" loext:char-shading-value="0"/>
    </style:style>
    <style:style style:name="T78" style:family="text">
      <style:text-properties fo:color="#859900" officeooo:rsid="0079897c"/>
    </style:style>
    <style:style style:name="T79" style:family="text">
      <style:text-properties fo:color="#d33682"/>
    </style:style>
    <style:style style:name="T80" style:family="text">
      <style:text-properties fo:color="#d33682" style:font-name="Consolas" fo:font-size="10.5pt" fo:font-weight="normal"/>
    </style:style>
    <style:style style:name="T81" style:family="text">
      <style:text-properties officeooo:rsid="00498f85"/>
    </style:style>
    <style:style style:name="T82" style:family="text">
      <style:text-properties officeooo:rsid="004acfc7"/>
    </style:style>
    <style:style style:name="T83" style:family="text">
      <style:text-properties officeooo:rsid="007fbce4"/>
    </style:style>
    <style:style style:name="T84" style:family="text">
      <style:text-properties officeooo:rsid="007baf62"/>
    </style:style>
    <style:style style:name="T85" style:family="text">
      <style:text-properties officeooo:rsid="007adbda"/>
    </style:style>
    <style:style style:name="T86" style:family="text">
      <style:text-properties officeooo:rsid="007d7d7a"/>
    </style:style>
    <style:style style:name="T87" style:family="text">
      <style:text-properties style:font-name="Consolas" fo:font-size="10.5pt" fo:font-weight="normal"/>
    </style:style>
    <style:style style:name="T88" style:family="text">
      <style:text-properties officeooo:rsid="0075046d"/>
    </style:style>
    <style:style style:name="T89" style:family="text">
      <style:text-properties officeooo:rsid="0079897c"/>
    </style:style>
    <style:style style:name="T90" style:family="text">
      <style:text-properties officeooo:rsid="0079d1f0"/>
    </style:style>
    <style:style style:name="T91" style:family="text">
      <style:text-properties fo:color="#d30102"/>
    </style:style>
    <style:style style:name="T92" style:family="text">
      <style:text-properties fo:color="#cb4b16"/>
    </style:style>
    <style:style style:name="T93" style:family="text">
      <style:text-properties officeooo:rsid="0032cc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Gymnázium Brno,</text:p>
      <text:p text:style-name="P6">třída kapitána jaroš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Ročníková práce z biologie </text:p>
      <text:p text:style-name="P4"/>
      <text:p text:style-name="P5">Název ročníkové práce</text:p>
      <text:p text:style-name="Text_20_body"/>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Jméno a příjmení </text:p>
      <text:p text:style-name="P10"><text:soft-page-break/>třída</text:p>
      <text:p text:style-name="P10"><text:s/>obec, rok</text:p>
      <text:p text:style-name="P49">Předmět: .............................. </text:p>
      <text:p text:style-name="P13"/>
      <text:p text:style-name="P13"/>
      <text:p text:style-name="P23">Zadání ročníkové práce</text:p>
      <text:p text:style-name="P20"><text:span text:style-name="T3">(</text:span><text:span text:style-name="T4">pro Seminář a cvičení z biologie)</text:span></text:p>
      <text:p text:style-name="P9"/>
      <text:p text:style-name="P26">Jméno: <text:tab/><text:tab/></text:p>
      <text:p text:style-name="P28">Adresa: <text:tab/><text:tab/></text:p>
      <text:p text:style-name="P30">Název práce: <text:tab/><text:tab/></text:p>
      <text:p text:style-name="P29">Název práce v angličtině:<text:tab/><text:tab/></text:p>
      <text:p text:style-name="P30">Vedoucí práce:<text:tab/><text:tab/> </text:p>
      <text:p text:style-name="P29">Konzultant: <text:tab/><text:tab/></text:p>
      <text:p text:style-name="P27">Termín odevzdání: <text:tab/><text:tab/></text:p>
      <text:p text:style-name="P27">V Brně dne <text:tab/><text:tab/></text:p>
      <text:p text:style-name="P14"/>
      <text:p text:style-name="P14"/>
      <text:p text:style-name="P14"/>
      <text:p text:style-name="P14"/>
      <text:p text:style-name="P14"/>
      <text:p text:style-name="P14"/>
      <text:p text:style-name="P14">Ročníkovou práci jsem vypracoval(a) samostatně s použitím uvedené literatury. </text:p>
      <text:p text:style-name="P14"/>
      <text:p text:style-name="P14"/>
      <text:p text:style-name="P14"/>
      <text:p text:style-name="P14"/>
      <text:p text:style-name="P14"/>
      <text:p text:style-name="P16">V Brně dne: DD. MM. RRRR.</text:p>
      <text:p text:style-name="P12"><text:soft-page-break/>Jméno a příjmen<text:span text:style-name="T2">í</text:span></text:p>
      <text:p text:style-name="P11"><text:s/>vlastnoruční podpis </text:p>
      <text:p text:style-name="P11">.............................. </text:p>
      <text:p text:style-name="P15"/>
      <text:p text:style-name="P15"/>
      <text:p text:style-name="P18">Abstrakt</text:p>
      <text:p text:style-name="P19"/>
      <text:p text:style-name="P17"/>
      <text:p text:style-name="P17"/>
      <text:p text:style-name="P17"/>
      <text:p text:style-name="P17"/>
      <text:p text:style-name="P17"/>
      <text:p text:style-name="P17"/>
      <text:p text:style-name="P17"/>
      <text:p text:style-name="P17">Klíčová slova:</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h text:style-name="P38" text:outline-level="1"/>
      <text:p text:style-name="P31"/>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2">Obsah</text:p>
          </text:index-title>
          <text:p text:style-name="P33"><text:a xlink:type="simple" xlink:href="#__RefHeading___Toc352_1046533845" text:style-name="Index_20_Link" text:visited-style-name="Index_20_Link">1 Úvod a cíle<text:tab/>4</text:a></text:p>
          <text:p text:style-name="P33"><text:a xlink:type="simple" xlink:href="#__RefHeading___Toc354_1046533845" text:style-name="Index_20_Link" text:visited-style-name="Index_20_Link">2 Teoretická a metodická část<text:tab/>5</text:a></text:p>
          <text:p text:style-name="P34"><text:a xlink:type="simple" xlink:href="#__RefHeading___Toc356_1046533845" text:style-name="Index_20_Link" text:visited-style-name="Index_20_Link">2.1 Cesarova šifra<text:tab/>5</text:a></text:p>
          <text:p text:style-name="P35"><text:a xlink:type="simple" xlink:href="#__RefHeading___Toc938_1101183159" text:style-name="Index_20_Link" text:visited-style-name="Index_20_Link">2.1.1 <text:s/>Princip<text:tab/>5</text:a></text:p>
          <text:p text:style-name="P34"><text:a xlink:type="simple" xlink:href="#__RefHeading___Toc358_1046533845" text:style-name="Index_20_Link" text:visited-style-name="Index_20_Link">2.2 Afinní šifra<text:tab/>5</text:a></text:p>
          <text:p text:style-name="P35"><text:a xlink:type="simple" xlink:href="#__RefHeading___Toc1121_1101183159" text:style-name="Index_20_Link" text:visited-style-name="Index_20_Link">2.2.1 <text:s/>Princip<text:tab/>5</text:a></text:p>
          <text:p text:style-name="P34"><text:a xlink:type="simple" xlink:href="#__RefHeading___Toc1123_1101183159" text:style-name="Index_20_Link" text:visited-style-name="Index_20_Link">2.3 Playfair<text:tab/>5</text:a></text:p>
          <text:p text:style-name="P35"><text:a xlink:type="simple" xlink:href="#__RefHeading___Toc1125_1101183159" text:style-name="Index_20_Link" text:visited-style-name="Index_20_Link">2.3.1 <text:s/>Princip<text:tab/>5</text:a></text:p>
          <text:p text:style-name="P33"><text:a xlink:type="simple" xlink:href="#__RefHeading___Toc360_1046533845" text:style-name="Index_20_Link" text:visited-style-name="Index_20_Link">3 Vlastní část práce<text:tab/>6</text:a></text:p>
          <text:p text:style-name="P34"><text:a xlink:type="simple" xlink:href="#__RefHeading___Toc362_1046533845" text:style-name="Index_20_Link" text:visited-style-name="Index_20_Link">3.1 Použité technologie<text:tab/>6</text:a></text:p>
          <text:p text:style-name="P35"><text:a xlink:type="simple" xlink:href="#__RefHeading___Toc942_1101183159" text:style-name="Index_20_Link" text:visited-style-name="Index_20_Link">3.1.1 <text:s/>JavaScript<text:tab/>6</text:a></text:p>
          <text:p text:style-name="P35"><text:a xlink:type="simple" xlink:href="#__RefHeading___Toc944_1101183159" text:style-name="Index_20_Link" text:visited-style-name="Index_20_Link">3.1.2 <text:s/>HTML<text:tab/>6</text:a></text:p>
          <text:p text:style-name="P35"><text:a xlink:type="simple" xlink:href="#__RefHeading___Toc946_1101183159" text:style-name="Index_20_Link" text:visited-style-name="Index_20_Link">3.1.3 <text:s/>CSS<text:tab/>7</text:a></text:p>
          <text:p text:style-name="P34"><text:a xlink:type="simple" xlink:href="#__RefHeading___Toc948_1101183159" text:style-name="Index_20_Link" text:visited-style-name="Index_20_Link">3.2 Použité nástroje<text:tab/>7</text:a></text:p>
          <text:p text:style-name="P35"><text:a xlink:type="simple" xlink:href="#__RefHeading___Toc950_1101183159" text:style-name="Index_20_Link" text:visited-style-name="Index_20_Link">3.2.1 <text:s/>Bootstrap<text:tab/>7</text:a></text:p>
          <text:p text:style-name="P34"><text:a xlink:type="simple" xlink:href="#__RefHeading___Toc952_1101183159" text:style-name="Index_20_Link" text:visited-style-name="Index_20_Link">3.3 Programy<text:tab/>7</text:a></text:p>
          <text:p text:style-name="P35"><text:a xlink:type="simple" xlink:href="#__RefHeading___Toc954_1101183159" text:style-name="Index_20_Link" text:visited-style-name="Index_20_Link">3.3.1 <text:s/>Základní část ke všem programům<text:tab/>7</text:a></text:p>
          <text:p text:style-name="P35"><text:a xlink:type="simple" xlink:href="#__RefHeading___Toc956_1101183159" text:style-name="Index_20_Link" text:visited-style-name="Index_20_Link">3.3.2 <text:s/>Cesarova šifra<text:tab/>8</text:a></text:p>
          <text:p text:style-name="P35"><text:a xlink:type="simple" xlink:href="#__RefHeading___Toc958_1101183159" text:style-name="Index_20_Link" text:visited-style-name="Index_20_Link">3.3.3 <text:s/>Afinní šifra<text:tab/>8</text:a></text:p>
          <text:p text:style-name="P35"><text:a xlink:type="simple" xlink:href="#__RefHeading___Toc1127_1101183159" text:style-name="Index_20_Link" text:visited-style-name="Index_20_Link">3.3.4 <text:s/>Playfair<text:tab/>8</text:a></text:p>
          <text:p text:style-name="P33"><text:a xlink:type="simple" xlink:href="#__RefHeading___Toc372_1046533845" text:style-name="Index_20_Link" text:visited-style-name="Index_20_Link">4 Závěr<text:tab/>9</text:a></text:p>
          <text:p text:style-name="P33"><text:a xlink:type="simple" xlink:href="#__RefHeading___Toc374_1046533845" text:style-name="Index_20_Link" text:visited-style-name="Index_20_Link">5 Resumé<text:tab/>9</text:a></text:p>
          <text:p text:style-name="P33"><text:a xlink:type="simple" xlink:href="#__RefHeading___Toc376_1046533845" text:style-name="Index_20_Link" text:visited-style-name="Index_20_Link">6 Použitá literatura<text:tab/>9</text:a></text:p>
        </text:index-body>
      </text:table-of-content>
      <text:h text:style-name="P39" text:outline-level="1"/>
      <text:h text:style-name="P41" text:outline-level="1"><text:bookmark-start text:name="__RefHeading___Toc352_1046533845"/>Úvod a cíle <text:bookmark-end text:name="__RefHeading___Toc352_1046533845"/></text:h>
      <text:p text:style-name="Text_20_body">Do této části začínáte psát úvod k práci a vymezujete cíle, které v další části budete postupně prezentovat.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0" text:outline-level="1"><text:bookmark-start text:name="__RefHeading___Toc354_1046533845"/><text:soft-page-break/>Teoretická a metodická část <text:bookmark-end text:name="__RefHeading___Toc354_1046533845"/></text:h>
      <text:h text:style-name="Heading_20_2" text:outline-level="2"><text:bookmark-start text:name="__RefHeading___Toc356_1046533845"/><text:span text:style-name="T12">Cesarova šifra</text:span> <text:bookmark-end text:name="__RefHeading___Toc356_1046533845"/></text:h>
      <text:h text:style-name="Heading_20_3" text:outline-level="3"><text:bookmark-start text:name="__RefHeading___Toc938_1101183159"/><text:span text:style-name="T12">Princip</text:span> <text:bookmark-end text:name="__RefHeading___Toc938_1101183159"/></text:h>
      <text:p text:style-name="Text_20_body">Princip Cesarovi šifry je založen na posunu písmen v abecedě o předem daný počet míst. <text:span text:style-name="T8">Písmena, u kte</text:span>rých by posun přesahoval konec abecedy, ši<text:span text:style-name="T21">frujeme na písmena na začátku abecedy.</text:span> Takže za předpokladu, že posun bude 3 a budeme pracovat s anglickou abecedou, písmeno A zašifrujeme na D, písmeno B na E, <text:span text:style-name="T21">Y na B </text:span>atd. <text:span text:style-name="T21">Posun může být maximálně tak velký jako je počet znaků v abecedě, ale když bude posun stejně velký jako množství písmen v abecedě, zašifrovaný text se bude rovnat nezašifrovanému.</text:span></text:p>
      <text:h text:style-name="P42" text:outline-level="2"><text:bookmark-start text:name="__RefHeading___Toc358_1046533845"/>Afinní šifra<text:bookmark-end text:name="__RefHeading___Toc358_1046533845"/></text:h>
      <text:h text:style-name="P45" text:outline-level="3"><text:bookmark-start text:name="__RefHeading___Toc1121_1101183159"/><text:span text:style-name="T12">Princip</text:span> <text:bookmark-end text:name="__RefHeading___Toc1121_1101183159"/></text:h>
      <text:p text:style-name="Text_20_body">Afinní šifra se mírně podobá Cesarově šifře. Abychom mohly šifrovat potřebujeme ale dva klíče(čísla) a ne jeden jako tomu bylo u Cesarovi šifry. Pak je dosadíme do vzorečku </text:p>
      <text:p text:style-name="P21">a*x+b mod(<text:span text:style-name="T22">m</text:span>)</text:p>
      <text:p text:style-name="P25"><text:span text:style-name="T45">K</text:span>de a, b jsou čísla klíče, x je pořadí písmene v abecedě, <text:span text:style-name="T23">když číslujeme od 0,</text:span> a <text:span text:style-name="T22">m </text:span>je počet písmen abecedy. <text:span text:style-name="T24">Číslo které nám vyjde je, kolikáté je zašifrované písmeno v abecedě. Například pokud budeme šifrovat s anglickou abecedou, která má 26 písmen, budeme mít jako klíč čísla 2, 4 a bude šifrovat písmeno V, které je v abecedě dvacáté první, tak po dosazení do vzorce 2*21+4 mod(26) nám vyjde číslo 20 takže písmeno O.</text:span></text:p>
      <text:p text:style-name="P7"/>
      <text:h text:style-name="P43" text:outline-level="2"><text:bookmark-start text:name="__RefHeading___Toc1123_1101183159"/>Playfair<text:bookmark-end text:name="__RefHeading___Toc1123_1101183159"/></text:h>
      <text:h text:style-name="P46" text:outline-level="3"><text:bookmark-start text:name="__RefHeading___Toc1125_1101183159"/><text:span text:style-name="T12">Princip</text:span> <text:bookmark-end text:name="__RefHeading___Toc1125_1101183159"/></text:h>
      <text:p text:style-name="Text_20_body">K zašifrování textu je potřeba heslo, které je složené jen z písmen a má jich <text:span text:style-name="T38">minimálně</text:span> pět. S pomocí tohoto hesla si vytvoříme tabulku 5x5. Dosazujeme ze shora po řádcích a jako první dosadíme heslo, pokud se některé písmeno vyskytuje vícekrát, znovu ho nedosazujeme. Pak stejně pokračujeme s písmeny abecedy <text:span text:style-name="T39">bez písmen z hesla a písmene Q, aby nám vycházela tabulka. Text, který chceme zašifrovat, zbavíme diakritiky, rozdělíme do dvojic a ty pak najdeme v tabulce. Pokud </text:span><text:soft-page-break/><text:span text:style-name="T39">by v některé dvojici byli dvě stejná písmena, tak mezi ně vložíme X. Pokud má text lichý počet písmen, přidáme za něj X. Tady pak můžou nastat tři možnosti:</text:span></text:p>
      <text:list xml:id="list3183319341" text:style-name="L1">
        <text:list-item>
          <text:p text:style-name="P50">Nachází se na stejném řádku. Pak je zašifrujeme jako písmeno, které se v tabulce nachází o jedno vpravo. Pokud je na řádku poslední tak ho zašifrujeme jako první na stejném řádku.</text:p>
        </text:list-item>
        <text:list-item>
          <text:p text:style-name="P50">Nachází se ve stejném sloupci. Pak je zašifrujeme jako písmeno, které <text:span text:style-name="T38">se</text:span> v tabulce <text:span text:style-name="T38">nachází </text:span>pod nimi. Pokud je ve sloupci poslední tak ho zašifrujeme jako první ve stejném sloupci.</text:p>
        </text:list-item>
        <text:list-item>
          <text:p text:style-name="P50">Ne<text:span text:style-name="T38">nachází se</text:span> ani <text:span text:style-name="T38">ve</text:span> stejném řádku ani sloupci. Pak <text:span text:style-name="T38">je zašifrujeme jako písmena, která leží na průsečíku původního řádku a sloupce druhého písmena.</text:span></text:p>
        </text:list-item>
      </text:list>
      <text:p text:style-name="Text_20_body">Například naše heslo bude AUTOBUS a text Ahoj všichni. Tabulka bude vypadat takto</text:p>
      <table:table table:name="Tabulka3" table:style-name="Tabulka3">
        <table:table-column table:style-name="Tabulka3.A"/>
        <table:table-column table:style-name="Tabulka3.B"/>
        <table:table-column table:style-name="Tabulka3.A"/>
        <table:table-column table:style-name="Tabulka3.B"/>
        <table:table-column table:style-name="Tabulka3.E"/>
        <table:table-row>
          <table:table-cell table:style-name="Tabulka3.A1" office:value-type="string">
            <text:p text:style-name="P37">A</text:p>
          </table:table-cell>
          <table:table-cell table:style-name="Tabulka3.A1" office:value-type="string">
            <text:p text:style-name="P37">U</text:p>
          </table:table-cell>
          <table:table-cell table:style-name="Tabulka3.A1" office:value-type="string">
            <text:p text:style-name="P37">T</text:p>
          </table:table-cell>
          <table:table-cell table:style-name="Tabulka3.A1" office:value-type="string">
            <text:p text:style-name="P37">O</text:p>
          </table:table-cell>
          <table:table-cell table:style-name="Tabulka3.E1" office:value-type="string">
            <text:p text:style-name="P37">B</text:p>
          </table:table-cell>
        </table:table-row>
        <table:table-row>
          <table:table-cell table:style-name="Tabulka3.A2" office:value-type="string">
            <text:p text:style-name="P37">S</text:p>
          </table:table-cell>
          <table:table-cell table:style-name="Tabulka3.A2" office:value-type="string">
            <text:p text:style-name="P37">C</text:p>
          </table:table-cell>
          <table:table-cell table:style-name="Tabulka3.A2" office:value-type="string">
            <text:p text:style-name="P37">D</text:p>
          </table:table-cell>
          <table:table-cell table:style-name="Tabulka3.A2" office:value-type="string">
            <text:p text:style-name="P37">E</text:p>
          </table:table-cell>
          <table:table-cell table:style-name="Tabulka3.E2" office:value-type="string">
            <text:p text:style-name="P37">F</text:p>
          </table:table-cell>
        </table:table-row>
        <table:table-row>
          <table:table-cell table:style-name="Tabulka3.A2" office:value-type="string">
            <text:p text:style-name="P37">G</text:p>
          </table:table-cell>
          <table:table-cell table:style-name="Tabulka3.A2" office:value-type="string">
            <text:p text:style-name="P37">H</text:p>
          </table:table-cell>
          <table:table-cell table:style-name="Tabulka3.A2" office:value-type="string">
            <text:p text:style-name="P37">I</text:p>
          </table:table-cell>
          <table:table-cell table:style-name="Tabulka3.A2" office:value-type="string">
            <text:p text:style-name="P37">J</text:p>
          </table:table-cell>
          <table:table-cell table:style-name="Tabulka3.E2" office:value-type="string">
            <text:p text:style-name="P37">K</text:p>
          </table:table-cell>
        </table:table-row>
        <table:table-row>
          <table:table-cell table:style-name="Tabulka3.A2" office:value-type="string">
            <text:p text:style-name="P37">L</text:p>
          </table:table-cell>
          <table:table-cell table:style-name="Tabulka3.A2" office:value-type="string">
            <text:p text:style-name="P37">M</text:p>
          </table:table-cell>
          <table:table-cell table:style-name="Tabulka3.A2" office:value-type="string">
            <text:p text:style-name="P37">N</text:p>
          </table:table-cell>
          <table:table-cell table:style-name="Tabulka3.A2" office:value-type="string">
            <text:p text:style-name="P37">P</text:p>
          </table:table-cell>
          <table:table-cell table:style-name="Tabulka3.E2" office:value-type="string">
            <text:p text:style-name="P37">R</text:p>
          </table:table-cell>
        </table:table-row>
        <table:table-row>
          <table:table-cell table:style-name="Tabulka3.A2" office:value-type="string">
            <text:p text:style-name="P37">V</text:p>
          </table:table-cell>
          <table:table-cell table:style-name="Tabulka3.A2" office:value-type="string">
            <text:p text:style-name="P37">W</text:p>
          </table:table-cell>
          <table:table-cell table:style-name="Tabulka3.A2" office:value-type="string">
            <text:p text:style-name="P37">X</text:p>
          </table:table-cell>
          <table:table-cell table:style-name="Tabulka3.A2" office:value-type="string">
            <text:p text:style-name="P37">Y</text:p>
          </table:table-cell>
          <table:table-cell table:style-name="Tabulka3.E2" office:value-type="string">
            <text:p text:style-name="P37">Z</text:p>
          </table:table-cell>
        </table:table-row>
      </table:table>
      <text:p text:style-name="Text_20_body">Text rozdělíme na AH OJ VS IC HN IX a zašifrujeme na UGEP AGHDIMNT.</text:p>
      <text:h text:style-name="Heading_20_2" text:outline-level="2">Atbaš</text:h>
      <text:h text:style-name="Heading_20_3" text:outline-level="3">Princip</text:h>
      <text:p text:style-name="Text_20_body">U šifry A<text:span text:style-name="T42">tb</text:span>aš nepotřebujeme nic jiného než text. Ten pak převedeme <text:span text:style-name="T43">buď</text:span> <text:span text:style-name="T42">pomocí převrácené abecedy znázorněné na této tabulce.</text:span></text:p>
      <table:table table:name="Tabulka2" table:style-name="Tabulka2">
        <table:table-column table:style-name="Tabulka2.A" table:number-columns-repeated="25"/>
        <table:table-column table:style-name="Tabulka2.Z"/>
        <table:table-row>
          <table:table-cell table:style-name="Tabulka2.A1" office:value-type="string">
            <text:p text:style-name="Table_20_Contents">A</text:p>
          </table:table-cell>
          <table:table-cell table:style-name="Tabulka2.A1" office:value-type="string">
            <text:p text:style-name="Table_20_Contents">B</text:p>
          </table:table-cell>
          <table:table-cell table:style-name="Tabulka2.A1" office:value-type="string">
            <text:p text:style-name="Table_20_Contents">C</text:p>
          </table:table-cell>
          <table:table-cell table:style-name="Tabulka2.A1" office:value-type="string">
            <text:p text:style-name="Table_20_Contents">D</text:p>
          </table:table-cell>
          <table:table-cell table:style-name="Tabulka2.A1" office:value-type="string">
            <text:p text:style-name="Table_20_Contents">E</text:p>
          </table:table-cell>
          <table:table-cell table:style-name="Tabulka2.A1" office:value-type="string">
            <text:p text:style-name="Table_20_Contents">F</text:p>
          </table:table-cell>
          <table:table-cell table:style-name="Tabulka2.A1" office:value-type="string">
            <text:p text:style-name="Table_20_Contents">G</text:p>
          </table:table-cell>
          <table:table-cell table:style-name="Tabulka2.A1" office:value-type="string">
            <text:p text:style-name="Table_20_Contents">H</text:p>
          </table:table-cell>
          <table:table-cell table:style-name="Tabulka2.A1" office:value-type="string">
            <text:p text:style-name="Table_20_Contents">I</text:p>
          </table:table-cell>
          <table:table-cell table:style-name="Tabulka2.A1" office:value-type="string">
            <text:p text:style-name="Table_20_Contents">J</text:p>
          </table:table-cell>
          <table:table-cell table:style-name="Tabulka2.A1" office:value-type="string">
            <text:p text:style-name="Table_20_Contents">K</text:p>
          </table:table-cell>
          <table:table-cell table:style-name="Tabulka2.A1" office:value-type="string">
            <text:p text:style-name="Table_20_Contents">L</text:p>
          </table:table-cell>
          <table:table-cell table:style-name="Tabulka2.A1" office:value-type="string">
            <text:p text:style-name="Table_20_Contents">M</text:p>
          </table:table-cell>
          <table:table-cell table:style-name="Tabulka2.A1" office:value-type="string">
            <text:p text:style-name="Table_20_Contents">N</text:p>
          </table:table-cell>
          <table:table-cell table:style-name="Tabulka2.A1" office:value-type="string">
            <text:p text:style-name="Table_20_Contents">O</text:p>
          </table:table-cell>
          <table:table-cell table:style-name="Tabulka2.A1" office:value-type="string">
            <text:p text:style-name="Table_20_Contents">P</text:p>
          </table:table-cell>
          <table:table-cell table:style-name="Tabulka2.A1" office:value-type="string">
            <text:p text:style-name="Table_20_Contents">Q</text:p>
          </table:table-cell>
          <table:table-cell table:style-name="Tabulka2.A1" office:value-type="string">
            <text:p text:style-name="Table_20_Contents">R</text:p>
          </table:table-cell>
          <table:table-cell table:style-name="Tabulka2.A1" office:value-type="string">
            <text:p text:style-name="Table_20_Contents">S</text:p>
          </table:table-cell>
          <table:table-cell table:style-name="Tabulka2.A1" office:value-type="string">
            <text:p text:style-name="Table_20_Contents">T</text:p>
          </table:table-cell>
          <table:table-cell table:style-name="Tabulka2.A1" office:value-type="string">
            <text:p text:style-name="Table_20_Contents">U</text:p>
          </table:table-cell>
          <table:table-cell table:style-name="Tabulka2.A1" office:value-type="string">
            <text:p text:style-name="Table_20_Contents">V</text:p>
          </table:table-cell>
          <table:table-cell table:style-name="Tabulka2.A1" office:value-type="string">
            <text:p text:style-name="Table_20_Contents">W</text:p>
          </table:table-cell>
          <table:table-cell table:style-name="Tabulka2.A1" office:value-type="string">
            <text:p text:style-name="Table_20_Contents">X</text:p>
          </table:table-cell>
          <table:table-cell table:style-name="Tabulka2.A1" office:value-type="string">
            <text:p text:style-name="Table_20_Contents">Y</text:p>
          </table:table-cell>
          <table:table-cell table:style-name="Tabulka2.Z1" office:value-type="string">
            <text:p text:style-name="Table_20_Contents">Z</text:p>
          </table:table-cell>
        </table:table-row>
        <table:table-row>
          <table:table-cell table:style-name="Tabulka2.A2" office:value-type="string">
            <text:p text:style-name="Table_20_Contents">Z</text:p>
          </table:table-cell>
          <table:table-cell table:style-name="Tabulka2.A2" office:value-type="string">
            <text:p text:style-name="Table_20_Contents">Y</text:p>
          </table:table-cell>
          <table:table-cell table:style-name="Tabulka2.A2" office:value-type="string">
            <text:p text:style-name="Table_20_Contents">X</text:p>
          </table:table-cell>
          <table:table-cell table:style-name="Tabulka2.A2" office:value-type="string">
            <text:p text:style-name="Table_20_Contents">W</text:p>
          </table:table-cell>
          <table:table-cell table:style-name="Tabulka2.A2" office:value-type="string">
            <text:p text:style-name="Table_20_Contents">V</text:p>
          </table:table-cell>
          <table:table-cell table:style-name="Tabulka2.A2" office:value-type="string">
            <text:p text:style-name="Table_20_Contents">U</text:p>
          </table:table-cell>
          <table:table-cell table:style-name="Tabulka2.A2" office:value-type="string">
            <text:p text:style-name="Table_20_Contents">T</text:p>
          </table:table-cell>
          <table:table-cell table:style-name="Tabulka2.A2" office:value-type="string">
            <text:p text:style-name="Table_20_Contents">S</text:p>
          </table:table-cell>
          <table:table-cell table:style-name="Tabulka2.A2" office:value-type="string">
            <text:p text:style-name="Table_20_Contents">R</text:p>
          </table:table-cell>
          <table:table-cell table:style-name="Tabulka2.A2" office:value-type="string">
            <text:p text:style-name="Table_20_Contents">Q</text:p>
          </table:table-cell>
          <table:table-cell table:style-name="Tabulka2.A2" office:value-type="string">
            <text:p text:style-name="Table_20_Contents">P</text:p>
          </table:table-cell>
          <table:table-cell table:style-name="Tabulka2.A2" office:value-type="string">
            <text:p text:style-name="Table_20_Contents">O</text:p>
          </table:table-cell>
          <table:table-cell table:style-name="Tabulka2.A2" office:value-type="string">
            <text:p text:style-name="Table_20_Contents">N</text:p>
          </table:table-cell>
          <table:table-cell table:style-name="Tabulka2.A2" office:value-type="string">
            <text:p text:style-name="Table_20_Contents">M</text:p>
          </table:table-cell>
          <table:table-cell table:style-name="Tabulka2.A2" office:value-type="string">
            <text:p text:style-name="Table_20_Contents">L</text:p>
          </table:table-cell>
          <table:table-cell table:style-name="Tabulka2.A2" office:value-type="string">
            <text:p text:style-name="Table_20_Contents">K</text:p>
          </table:table-cell>
          <table:table-cell table:style-name="Tabulka2.A2" office:value-type="string">
            <text:p text:style-name="Table_20_Contents">J</text:p>
          </table:table-cell>
          <table:table-cell table:style-name="Tabulka2.A2" office:value-type="string">
            <text:p text:style-name="Table_20_Contents">I</text:p>
          </table:table-cell>
          <table:table-cell table:style-name="Tabulka2.A2" office:value-type="string">
            <text:p text:style-name="Table_20_Contents">H</text:p>
          </table:table-cell>
          <table:table-cell table:style-name="Tabulka2.A2" office:value-type="string">
            <text:p text:style-name="Table_20_Contents">G</text:p>
          </table:table-cell>
          <table:table-cell table:style-name="Tabulka2.A2" office:value-type="string">
            <text:p text:style-name="Table_20_Contents">F</text:p>
          </table:table-cell>
          <table:table-cell table:style-name="Tabulka2.A2" office:value-type="string">
            <text:p text:style-name="Table_20_Contents">E</text:p>
          </table:table-cell>
          <table:table-cell table:style-name="Tabulka2.A2" office:value-type="string">
            <text:p text:style-name="Table_20_Contents">D</text:p>
          </table:table-cell>
          <table:table-cell table:style-name="Tabulka2.A2" office:value-type="string">
            <text:p text:style-name="Table_20_Contents">C</text:p>
          </table:table-cell>
          <table:table-cell table:style-name="Tabulka2.A2" office:value-type="string">
            <text:p text:style-name="Table_20_Contents">B</text:p>
          </table:table-cell>
          <table:table-cell table:style-name="Tabulka2.Z2" office:value-type="string">
            <text:p text:style-name="Table_20_Contents">A</text:p>
          </table:table-cell>
        </table:table-row>
      </table:table>
      <text:p text:style-name="P53">Podle této tabulky převedeme písmeno A na Z nebo C na X ale i obráceně Z na A a X na C.</text:p>
      <text:p text:style-name="Text_20_body">Nebo pomocí abecedy rozdělené na půlky, kde jedna polovina je zapsána po druhou. Písmeno se pak převádí na to které je ve stejném sloupci. Abeceda je znázorněna na této tabulce.</text:p>
      <table:table table:name="Tabulka1" table:style-name="Tabulka1">
        <table:table-column table:style-name="Tabulka1.A"/>
        <table:table-column table:style-name="Tabulka1.B" table:number-columns-repeated="3"/>
        <table:table-column table:style-name="Tabulka1.A"/>
        <table:table-column table:style-name="Tabulka1.B" table:number-columns-repeated="3"/>
        <table:table-column table:style-name="Tabulka1.I"/>
        <table:table-column table:style-name="Tabulka1.B" table:number-columns-repeated="3"/>
        <table:table-column table:style-name="Tabulka1.M"/>
        <table:table-row>
          <table:table-cell table:style-name="Tabulka1.A1" office:value-type="string">
            <text:p text:style-name="Table_20_Contents">A</text:p>
          </table:table-cell>
          <table:table-cell table:style-name="Tabulka1.A1" office:value-type="string">
            <text:p text:style-name="Table_20_Contents">B</text:p>
          </table:table-cell>
          <table:table-cell table:style-name="Tabulka1.A1" office:value-type="string">
            <text:p text:style-name="Table_20_Contents">C</text:p>
          </table:table-cell>
          <table:table-cell table:style-name="Tabulka1.A1" office:value-type="string">
            <text:p text:style-name="Table_20_Contents">D</text:p>
          </table:table-cell>
          <table:table-cell table:style-name="Tabulka1.A1" office:value-type="string">
            <text:p text:style-name="Table_20_Contents">E</text:p>
          </table:table-cell>
          <table:table-cell table:style-name="Tabulka1.A1" office:value-type="string">
            <text:p text:style-name="Table_20_Contents">F</text:p>
          </table:table-cell>
          <table:table-cell table:style-name="Tabulka1.A1" office:value-type="string">
            <text:p text:style-name="Table_20_Contents">G</text:p>
          </table:table-cell>
          <table:table-cell table:style-name="Tabulka1.A1" office:value-type="string">
            <text:p text:style-name="Table_20_Contents">H</text:p>
          </table:table-cell>
          <table:table-cell table:style-name="Tabulka1.A1" office:value-type="string">
            <text:p text:style-name="Table_20_Contents">I</text:p>
          </table:table-cell>
          <table:table-cell table:style-name="Tabulka1.A1" office:value-type="string">
            <text:p text:style-name="Table_20_Contents">J</text:p>
          </table:table-cell>
          <table:table-cell table:style-name="Tabulka1.A1" office:value-type="string">
            <text:p text:style-name="Table_20_Contents">K</text:p>
          </table:table-cell>
          <table:table-cell table:style-name="Tabulka1.A1" office:value-type="string">
            <text:p text:style-name="Table_20_Contents">L</text:p>
          </table:table-cell>
          <table:table-cell table:style-name="Tabulka1.M1" office:value-type="string">
            <text:p text:style-name="Table_20_Contents">M</text:p>
          </table:table-cell>
        </table:table-row>
        <table:table-row>
          <table:table-cell table:style-name="Tabulka1.A2" office:value-type="string">
            <text:p text:style-name="Table_20_Contents">N</text:p>
          </table:table-cell>
          <table:table-cell table:style-name="Tabulka1.A2" office:value-type="string">
            <text:p text:style-name="Table_20_Contents">O</text:p>
          </table:table-cell>
          <table:table-cell table:style-name="Tabulka1.A2" office:value-type="string">
            <text:p text:style-name="Table_20_Contents">P</text:p>
          </table:table-cell>
          <table:table-cell table:style-name="Tabulka1.A2" office:value-type="string">
            <text:p text:style-name="Table_20_Contents">Q</text:p>
          </table:table-cell>
          <table:table-cell table:style-name="Tabulka1.A2" office:value-type="string">
            <text:p text:style-name="Table_20_Contents">R</text:p>
          </table:table-cell>
          <table:table-cell table:style-name="Tabulka1.A2" office:value-type="string">
            <text:p text:style-name="Table_20_Contents">S</text:p>
          </table:table-cell>
          <table:table-cell table:style-name="Tabulka1.A2" office:value-type="string">
            <text:p text:style-name="Table_20_Contents">T</text:p>
          </table:table-cell>
          <table:table-cell table:style-name="Tabulka1.A2" office:value-type="string">
            <text:p text:style-name="Table_20_Contents">U</text:p>
          </table:table-cell>
          <table:table-cell table:style-name="Tabulka1.A2" office:value-type="string">
            <text:p text:style-name="Table_20_Contents">V</text:p>
          </table:table-cell>
          <table:table-cell table:style-name="Tabulka1.A2" office:value-type="string">
            <text:p text:style-name="Table_20_Contents">W</text:p>
          </table:table-cell>
          <table:table-cell table:style-name="Tabulka1.A2" office:value-type="string">
            <text:p text:style-name="Table_20_Contents">X</text:p>
          </table:table-cell>
          <table:table-cell table:style-name="Tabulka1.A2" office:value-type="string">
            <text:p text:style-name="Table_20_Contents">Y</text:p>
          </table:table-cell>
          <table:table-cell table:style-name="Tabulka1.M2" office:value-type="string">
            <text:p text:style-name="Table_20_Contents">Z</text:p>
          </table:table-cell>
        </table:table-row>
      </table:table>
      <text:p text:style-name="Text_20_body">Podle ní zašifrujeme A na N nebo C na P a i tady se v případě obrácení písmena nemění N převedu na A a P na C.</text:p>
      <text:h text:style-name="Heading_20_1" text:outline-level="1"><text:bookmark-start text:name="__RefHeading___Toc360_1046533845"/><text:soft-page-break/>Vlastní část práce<text:bookmark-end text:name="__RefHeading___Toc360_1046533845"/></text:h>
      <text:h text:style-name="P44" text:outline-level="2"><text:bookmark-start text:name="__RefHeading___Toc362_1046533845"/>Použité technologie<text:bookmark-end text:name="__RefHeading___Toc362_1046533845"/></text:h>
      <text:p text:style-name="Text_20_body">Výběr technologií pro tento projekt byl velmi jednoduchý. Vzhled k tomu, že se jedná o webovou stránku, bylo použití HTML na základ programu nutné. <text:span text:style-name="T46">Pro jednoduché zobrazení i na mobilních telefonech je přidán framework Bootstrap.</text:span> Na <text:span text:style-name="T46">HTML</text:span> soubor jsou pak navázané další dva oddělené soubory. Jeden psaný v JavaScriptu, <text:span text:style-name="T46">který šifruje text zadaný uživatelem do HTML stránek a následně vrací zašifrovaný text do HTML, které ho pak zobrazí uživateli. Každá šifra má svůj vlastní HTML a JavaScript soubor a ty jsou poté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P24">JavaScript je <text:span text:style-name="T7">multiplatformní, dynamický</text:span> scriptovací jazyk, který <text:span text:style-name="T7">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52"><text:span text:style-name="T10">JavaScript se spouští přímo na straně klienta a neběží na serveru ještě před stažením z </text:span><text:span text:style-name="T11">internetu jako je tomu u většiny interpretovaných programovacích jazyků (např. PHP, ASP).</text:span><text:span text:style-name="T10"> To sebou přináší mnohá omezení. Jedním z nic</text:span>h a pravděpodobně největším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h text:style-name="P47" text:outline-level="3"><text:bookmark-start text:name="__RefHeading___Toc944_1101183159"/>HTML<text:bookmark-end text:name="__RefHeading___Toc944_1101183159"/></text:h>
      <text:p text:style-name="P51"><text:span text:style-name="T9">HTML je značkový jazyk, který se používá pro tvorbu webových stránek. Zkratka HTML znamená Hyper Text Markup Language</text:span><text:span text:style-name="T5">.</text:span><text:span text:style-name="T9"> Spolu s CSS a JavaScriptem je základní technologií pro Wordl Wide Web, díky kterému můžeme vytvářet a zveřejňovat stránky. HTML soubory píšeme pomocí tagů, které jsou pro každou verzi definovány. Tento druh zápisu převzal od SGML.</text:span></text:p>
      <text:p text:style-name="P52">HTML bylo vytvořeno v roce 1990 jako prostředek pro sdílení informací z CERNu s vědci po celém světě. Na projektu pracovali Tim Berners-Lee a Robert Cailliau a po tomto úspěchu se <text:soft-page-break/>rozhodli HTML zveřejnit a dále vylepšovat až do současné verze HTML 5, která byla schválena v roce 2014.</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14">značkovacím jazykům (</text:span>HTML, XHTML<text:span text:style-name="T14">)</text:span>. <text:span text:style-name="T15">Může být v samostatném souboru a propojena s (X)HTML souborem nebo být přímo jeho součástí.</text:span> <text:span text:style-name="T16">Používá se pro definování vizuálního zobrazení elementů u webových stránek. Tato definice lze pak použít na celém dokumentu. </text:span>V českém jazyce se také používá název kaskádové styly a samotná zkratka znamená Cascading Style Sheet. </text:p>
      <text:p text:style-name="Text_20_body"><text:span text:style-name="T13">CSS vzniklo v roce 1994 jako souhrn metod pro úpravu stránek. Navrhnul ho </text:span><text:span text:style-name="T6">Håkon Wium Lie</text:span> <text:span text:style-name="T13">za účelem oddělit formu od obsahu. CSS bylo dále vyvíjeno a jeho nejnovější verzí je CSS 3.</text:span></text:p>
      <text:h text:style-name="Heading_20_2" text:outline-level="2"><text:bookmark-start text:name="__RefHeading___Toc948_1101183159"/>Použité <text:span text:style-name="T12">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17"><text:s/></text:span>framework <text:span text:style-name="T18">pro HTML, CSS a JavaScript. Je využíván při tvorbě a designu responzivních mobile-first webových stránek. Bootstrap funguje jako sada nástrojů, které lze libovolně využít. Všechny komponenty jsou responzivní nehledě na zařízení. </text:span></text:p>
      <text:p text:style-name="Text_20_body">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h text:style-name="Heading_20_2" text:outline-level="2"><text:bookmark-start text:name="__RefHeading___Toc952_1101183159"/>Programy<text:bookmark-end text:name="__RefHeading___Toc952_1101183159"/></text:h>
      <text:h text:style-name="P47" text:outline-level="3"><text:bookmark-start text:name="__RefHeading___Toc954_1101183159"/><text:span text:style-name="T88">Společná část pro všechny programy a příprava textu </text:span><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52">document</text:span>.<text:span text:style-name="T52">getElementById</text:span>(<text:span text:style-name="T69">"</text:span><text:span text:style-name="T73">N</text:span><text:span text:style-name="T74">á</text:span><text:span text:style-name="T73">zev</text:span><text:span text:style-name="T69">"</text:span>).<text:span text:style-name="T52">value</text:span></text:p>
      <text:p text:style-name="Text_20_body"><text:soft-page-break/>Pokud byla vybrána šifra s číslem zadaném od uživatele, program porovnáním zjišťuje zda je číslo větší než nula a zda je číslo celé funkcí</text:p>
      <text:p text:style-name="Text_20_body"><text:span text:style-name="T78">Number</text:span><text:span text:style-name="T89">.</text:span><text:span text:style-name="T65">isInteger</text:span><text:span text:style-name="T89">(</text:span><text:span text:style-name="T65">číslo</text:span><text:span text:style-name="T89">)</text:span></text:p>
      <text:p text:style-name="Text_20_body"><text:span text:style-name="T90">Kdyby nebylo program se zastaví a uživateli vypíše, aby zadal číslo, se kterým program umí pracovat. </text:span>Pokud to šifra vyžaduje, <text:span text:style-name="T89">program převede text a klíč na malá písmena</text:span></text:p>
      <text:p text:style-name="Text_20_body"><text:span text:style-name="T65">N</text:span><text:span text:style-name="T66">á</text:span><text:span text:style-name="T65">zev</text:span>.<text:span text:style-name="T52">toLowerCase</text:span>()</text:p>
      <text:p text:style-name="Text_20_body">a případně zbaví mezer</text:p>
      <text:p text:style-name="Text_20_body"><text:span text:style-name="T52">N</text:span><text:span text:style-name="T66">á</text:span><text:span text:style-name="T52">zev</text:span>.<text:span text:style-name="T52">replace</text:span>(<text:span text:style-name="T91">/</text:span><text:span text:style-name="T92">\s</text:span><text:span text:style-name="T75">+</text:span><text:span text:style-name="T91">/</text:span><text:span text:style-name="T75">g</text:span>, <text:span text:style-name="T69">''</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63">Název</text:span><text:span text:style-name="T67">.length</text:span></text:p>
      <text:p text:style-name="Text_20_body">Program vrací do HTML souboru zašifrovaný text pomocí funkce</text:p>
      <text:p text:style-name="Text_20_body"><text:span text:style-name="T53">document</text:span><text:span text:style-name="T87">.</text:span><text:span text:style-name="T53">getElementById</text:span><text:span text:style-name="T87">(</text:span><text:span text:style-name="T70">"</text:span><text:span text:style-name="T72">Název</text:span><text:span text:style-name="T70">"</text:span><text:span text:style-name="T87">).</text:span><text:span text:style-name="T53">innerHTML</text:span><text:span text:style-name="T87"> </text:span><text:span text:style-name="T76">=</text:span><text:span text:style-name="T87"> </text:span><text:span text:style-name="T62">výsledný text</text:span></text:p>
      <text:h text:style-name="Heading_20_3" text:outline-level="3"><text:bookmark-start text:name="__RefHeading___Toc956_1101183159"/>C<text:span text:style-name="T44">e</text:span>sa<text:span text:style-name="T44">rova</text:span> šifra<text:bookmark-end text:name="__RefHeading___Toc956_1101183159"/></text:h>
      <text:p text:style-name="Text_20_body"><text:span text:style-name="T8">Program na zač</text:span>átku dostane dvě hodnoty text, který má být zašifrován a posun. Jako první si <text:span text:style-name="T84">vypočítá modulo 26 z posunu (posun mod 26). Poté </text:span>si program vezme první <text:span text:style-name="T20">znak </text:span>textu a převede ho na ASCII k<text:span text:style-name="T85">ó</text:span>d</text:p>
      <text:p text:style-name="Text_20_body"><text:span text:style-name="T60">Název</text:span><text:span text:style-name="T67">.</text:span><text:span text:style-name="T53">charCodeAt</text:span><text:span text:style-name="T67">(</text:span><text:span text:style-name="T60">číslo</text:span><text:span text:style-name="T67">)</text:span></text:p>
      <text:p text:style-name="Text_20_body">a s tímto číslem dále pracuje. <text:span text:style-name="T20">Pomocí funkcí if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 a přičtena hodnota A. Pokud ne tak je k písmenu přičten posun. Ačkoliv by celá část (od dělení na písmena a mezery) mohla být zkrácena a provedena pomocí funkce modulo</text:span></text:p>
      <text:p text:style-name="Text_20_body"><text:span text:style-name="T67">(</text:span><text:span text:style-name="T53">pismeno</text:span><text:span text:style-name="T76">+</text:span><text:span text:style-name="T53">posun</text:span><text:span text:style-name="T67">)</text:span><text:span text:style-name="T76">%</text:span><text:span text:style-name="T80">26</text:span></text:p>
      <text:p text:style-name="Text_20_body">Tuto verzi autorka nezvolila, protože současná lépe zachycuje lidské myšlení. Poté převede konečné číslo zpět na písmeno </text:p>
      <text:p text:style-name="Text_20_body"><text:soft-page-break/><text:span text:style-name="T76">String</text:span><text:span text:style-name="T67">.</text:span><text:span text:style-name="T53">fromCharCode</text:span><text:span text:style-name="T67">(</text:span><text:span text:style-name="T61">hodnota písmen</text:span><text:span text:style-name="T67">)</text:span></text:p>
      <text:p text:style-name="Text_20_body">a přidá ho k výslednému textu. Toto opakuje, pomocí funkce for, s každým písmenem, dokud nepřesáhne délku textu. </text:p>
      <text:p text:style-name="Text_20_body">V<text:span text:style-name="T19">ýslednému textu pak zůstávají velká písmena a mezery, ale čísla nebo jakékoliv jiné znaky mění na hvězdičk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81">(</text:span>posun1 a posun2<text:span text:style-name="T81">)</text:span>, také je předem vytvořené pole s <text:span text:style-name="T82">uspořádanými malými písmeny anglické abecedy</text:span>. <text:span text:style-name="T83">Šifra vyžaduje, aby text byl malými písmeny.</text:span> <text:span text:style-name="T83">Vezme první znak z textu a pomocí ASCII kódu písmene určí jestli se jedné o písmeno, když ne tak znak nemění a přidá ho do zašifrovaného textu(toto platí i pro mezery). Když ano program najde písmeno v poli a zjistí pod jakým indexem leží</text:span></text:p>
      <text:p text:style-name="Text_20_body"><text:span text:style-name="T53">abeceda</text:span><text:span text:style-name="T67">.</text:span><text:span text:style-name="T53">indexOf</text:span><text:span text:style-name="T67">(</text:span><text:span text:style-name="T53">p</text:span><text:span text:style-name="T59">í</text:span><text:span text:style-name="T53">smeno</text:span><text:span text:style-name="T67">)</text:span></text:p>
      <text:p text:style-name="Text_20_body">Pak toto číslo dosadí do vzorečku (viz Afinní šifra Princip), kde bude m 26. Výsledné číslo je index, pod kterým se nachází v poli nachází zašifrované písmeno. Toto písmeno pak přidá k zašifrovanému textu a celý proces opakuje se všemi znaky textu.</text:p>
      <text:h text:style-name="Heading_20_3" text:outline-level="3"><text:bookmark-start text:name="__RefHeading___Toc1127_1101183159"/>Playfair<text:bookmark-end text:name="__RefHeading___Toc1127_1101183159"/></text:h>
      <text:p text:style-name="Text_20_body">Program začíná <text:span text:style-name="T49">s</text:span> textem, heslem a polem s <text:span text:style-name="T50">malou</text:span> anglickou abecedou bez Q. <text:span text:style-name="T51">Šifra vyžaduje text i klíč bez mezer a všechna písmena buď malá nebo velká, autorka zvolila malá písmena. Poté začne tvořit pole s změněnou abecedou. Vezme první písmeno hesla a pokud již není v poli</text:span></text:p>
      <text:p text:style-name="Text_20_body"><text:span text:style-name="T54">pole</text:span><text:span text:style-name="T67">.</text:span><text:span text:style-name="T53">includes</text:span><text:span text:style-name="T67">(</text:span><text:span text:style-name="T54">písmeno</text:span><text:span text:style-name="T67">)</text:span></text:p>
      <text:p text:style-name="Text_20_body">doplní ho tam, tímto způsobem doplní celé heslo a přesune se k abecedě, kterou doplní stejným způsobem. Pak celé pole rozdělí po pěti písmenech do pěti polí pomocí cyklu for, která nahrazují řádky. Aby cyklus nemusel být vypsán pětkrát, program používá pět polí pojmenovaných a0 až a4 a ukazatel this</text:p>
      <text:p text:style-name="Text_20_body"><text:span text:style-name="T55">this</text:span><text:span text:style-name="T68">[</text:span><text:span text:style-name="T71">"a"</text:span><text:span text:style-name="T68"> </text:span><text:span text:style-name="T77">+</text:span><text:span text:style-name="T68"> </text:span><text:span text:style-name="T56">číslo</text:span><text:span text:style-name="T68">] </text:span></text:p>
      <text:p text:style-name="Text_20_body">Přesune se k textu, u kterého zjistí jestli potencionální dvojice písmen neobsahují stejná písmena, pokud ano tak mezi ně vloží x</text:p>
      <text:p text:style-name="Text_20_body"><text:span text:style-name="T64">Název</text:span><text:span text:style-name="T75">=</text:span><text:span text:style-name="T64">Název</text:span>.<text:span text:style-name="T52">substring</text:span>(<text:span text:style-name="T79">0</text:span>,<text:span text:style-name="T64">pozice druhého písmene</text:span>)<text:span text:style-name="T75">+</text:span><text:span text:style-name="T69">"x"</text:span><text:span text:style-name="T75">+</text:span><text:span text:style-name="T64">Název</text:span>.<text:span text:style-name="T52">substring</text:span>(<text:span text:style-name="T64">pozice druhého písmene</text:span>, <text:span text:style-name="T52">d</text:span><text:span text:style-name="T64">é</text:span><text:span text:style-name="T52">lka textu</text:span>)</text:p>
      <text:p text:style-name="Text_20_body"><text:soft-page-break/>a navýší délku textu o jedna. Následně zjistí jestli text má sudý počet písmen, když ne přidá na konec x. Poté vezme první dvě písmena a pomocí cyklu for najde ve kterém poli se nachází. Aby cyklus nemusel být vypsán pětkrát pro každé písmeno, používá funkci window</text:p>
      <text:p text:style-name="Text_20_body"><text:span text:style-name="T53">window</text:span><text:span text:style-name="T67">[</text:span><text:span text:style-name="T70">"a"</text:span><text:span text:style-name="T67"> </text:span><text:span text:style-name="T76">+</text:span><text:span text:style-name="T67"> </text:span><text:span text:style-name="T57">číslo</text:span><text:span text:style-name="T67">].</text:span><text:span text:style-name="T53">includes</text:span><text:span text:style-name="T67">(</text:span><text:span text:style-name="T57">písmeno</text:span><text:span text:style-name="T67">)</text:span></text:p>
      <text:p text:style-name="Text_20_body">Zde nelze použít funkce this, protože s proměnou dále pracuje. Poté zjistí pod jakým indexem leží.</text:p>
      <text:p text:style-name="Text_20_body"><text:span text:style-name="T53">window</text:span><text:span text:style-name="T67">[</text:span><text:span text:style-name="T70">"a"</text:span><text:span text:style-name="T67"> </text:span><text:span text:style-name="T76">+</text:span><text:span text:style-name="T67"> </text:span><text:span text:style-name="T58">číslo</text:span><text:span text:style-name="T67">].</text:span><text:span text:style-name="T53">indexOf</text:span><text:span text:style-name="T67">(</text:span><text:span text:style-name="T58">písmeno</text:span><text:span text:style-name="T67">)</text:span></text:p>
      <text:p text:style-name="Text_20_body">Porovná jestli se nachází ve stejném poli(řádku), když ano přičte jim k indexu 1, pokud se jejich index rovná čtyřem, tak ho změní na 0. Pokud se nenachází ve stejném poli porovná jejich index(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53">window</text:span><text:span text:style-name="T67">[</text:span><text:span text:style-name="T70">"a"</text:span><text:span text:style-name="T67"> </text:span><text:span text:style-name="T76">+</text:span><text:span text:style-name="T67"> </text:span><text:span text:style-name="T58">řádek</text:span><text:span text:style-name="T67">][</text:span><text:span text:style-name="T58">index</text:span><text:span text:style-name="T67">]</text:span></text:p>
      <text:p text:style-name="Text_20_body">a přidá ho k výslednému textu. Toto opakuje se všemi písmeny.</text:p>
      <text:h text:style-name="Heading_20_3" text:outline-level="3">Atbaš</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 97+122-x a u velkých 65+90-x, kde x je ASCII kód písmene. Poté jen číslo převede na písmeno a přidá ho ke konečnému textu. Tento proces zopakuje s každým písmenem textu.</text:p>
      <text:h text:style-name="Heading_20_1" text:outline-level="1"><text:bookmark-start text:name="__RefHeading___Toc372_1046533845"/>Závěr<text:bookmark-end text:name="__RefHeading___Toc372_1046533845"/></text:h>
      <text:p text:style-name="P22">Závěr obsahuje dosažení výsledků práce, porovnává je s již zjištěnými informacemi, uvádí důvody a příčiny shody či odchylky. V žádném případě nepopisuje subjektivní (vlastní) pocity </text:p>
      <text:h text:style-name="Heading_20_1" text:outline-level="1"><text:bookmark-start text:name="__RefHeading___Toc374_1046533845"/>Resumé<text:bookmark-end text:name="__RefHeading___Toc374_1046533845"/></text:h>
      <text:p text:style-name="P22">Cizím jazykem (anglicky) představené práce a její výsledky </text:p>
      <text:h text:style-name="Heading_20_1" text:outline-level="1"><text:bookmark-start text:name="__RefHeading___Toc376_1046533845"/><text:soft-page-break/>Použitá literatura<text:bookmark-end text:name="__RefHeading___Toc376_1046533845"/></text:h>
      <text:p text:style-name="P22"><text:s/>Abecedně podle typu jsou citace seřazeny a číselně označeny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499cm" loext:contextual-spacing="false" fo:text-indent="0cm" style:auto-text-indent="false">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05f443"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T1" style:family="text">
      <style:text-properties officeooo:rsid="0006de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MÉNO A PŘÍJMENÍ – NÁZEV PRÁCE </text:p>
      </style:header>
      <style:footer>
        <text:p text:style-name="MP2"><text:span text:style-name="MT1"><text:s/></text:span><text:page-number text:select-page="current">12</text:page-number></text:p>
      </style:footer>
    </style:master-page>
    <style:master-page style:name="First_20_Page" style:display-name="First Page" style:page-layout-name="Mpm2" style:next-style-name="Standard"/>
    <style:master-page style:name="Římské" style:page-layout-name="Mpm3">
      <style:header>
        <text:p text:style-name="MP1">JMÉNO A PŘÍJMENÍ – NÁZEV PRÁCE </text:p>
      </style:header>
      <style:footer>
        <text:p text:style-name="MP2"><text:span text:style-name="MT1"><text:s/></text:span><text:page-number text:select-page="current">iii</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1-08T00:15:46.539000000</dc:date>
    <meta:editing-duration>PT4H14M30S</meta:editing-duration>
    <meta:editing-cycles>16</meta:editing-cycles>
    <meta:generator>LibreOffice/6.3.5.2$Windows_X86_64 LibreOffice_project/dd0751754f11728f69b42ee2af66670068624673</meta:generator>
    <meta:document-statistic meta:table-count="3" meta:image-count="0" meta:object-count="0" meta:page-count="14" meta:paragraph-count="248" meta:word-count="2422" meta:character-count="14424" meta:non-whitespace-character-count="12194"/>
  </office:meta>
</office:document-meta>
</file>